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51cm" style:rel-column-width="16383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fo:font-size="12pt" fo:letter-spacing="normal" fo:font-weight="normal" officeooo:paragraph-rsid="000db46e" style:font-name-asian="apple-system" style:font-size-asian="12pt" style:font-style-asian="normal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fo:font-size="12pt" fo:letter-spacing="normal" fo:font-weight="normal" officeooo:rsid="000db46e" officeooo:paragraph-rsid="000db46e" style:font-name-asian="apple-system" style:font-size-asian="12pt" style:font-style-asian="normal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0db46e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24292e" style:font-name="apple-system" fo:letter-spacing="normal" fo:font-style="normal" fo:font-weight="bold"/>
    </style:style>
    <style:style style:name="P6" style:family="paragraph" style:parent-style-name="Heading_20_1">
      <style:paragraph-properties fo:margin-left="0cm" fo:margin-right="0cm" fo:text-indent="0cm" style:auto-text-indent="false"/>
      <style:text-properties fo:font-variant="normal" fo:text-transform="none" fo:color="#24292e" fo:letter-spacing="normal" style:font-name-asian="apple-system" style:font-style-asian="normal" style:font-weight-asian="bold"/>
    </style:style>
    <style:style style:name="P7" style:family="paragraph" style:parent-style-name="Heading_20_1">
      <style:paragraph-properties fo:margin-left="0cm" fo:margin-right="0cm" fo:text-indent="0cm" style:auto-text-indent="false"/>
      <style:text-properties fo:font-variant="normal" fo:text-transform="none" fo:color="#24292e" fo:letter-spacing="normal" officeooo:paragraph-rsid="000db46e" style:font-name-asian="apple-system" style:font-style-asian="normal" style:font-weight-asian="bold"/>
    </style:style>
    <style:style style:name="P8" style:family="paragraph" style:parent-style-name="Table_20_Contents">
      <style:paragraph-properties fo:text-align="center" style:justify-single-word="false"/>
      <style:text-properties style:font-name="apple-system" officeooo:rsid="000db46e" officeooo:paragraph-rsid="000db46e"/>
    </style:style>
    <style:style style:name="P9" style:family="paragraph" style:parent-style-name="Table_20_Contents">
      <style:paragraph-properties fo:text-align="center" style:justify-single-word="false"/>
      <style:text-properties style:font-name="apple-system"/>
    </style:style>
    <style:style style:name="T1" style:family="text">
      <style:text-properties officeooo:rsid="000db46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db46e" style:font-size-asian="12pt" style:font-size-complex="12pt"/>
    </style:style>
    <style:style style:name="T4" style:family="text"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T5" style:family="text">
      <style:text-properties fo:font-variant="normal" fo:text-transform="none" fo:color="#24292e" fo:letter-spacing="normal" style:font-name-asian="apple-system" style:font-style-asian="normal" style:font-weight-asian="bold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INUX-2019</text:h>
      <table:table table:name="表格1" table:style-name="表格1">
        <table:table-column table:style-name="表格1.A" table:number-columns-repeated="4"/>
        <table:table-row>
          <table:table-cell table:style-name="表格1.A1" office:value-type="string">
            <text:p text:style-name="P8">学院</text:p>
          </table:table-cell>
          <table:table-cell table:style-name="表格1.A1" office:value-type="string">
            <text:p text:style-name="P9">信息学院</text:p>
          </table:table-cell>
          <table:table-cell table:style-name="表格1.A1" office:value-type="string">
            <text:p text:style-name="P9">专业班级</text:p>
          </table:table-cell>
          <table:table-cell table:style-name="表格1.D1" office:value-type="string">
            <text:p text:style-name="P8">16硬件二班</text:p>
          </table:table-cell>
        </table:table-row>
        <table:table-row>
          <table:table-cell table:style-name="表格1.A2" office:value-type="string">
            <text:p text:style-name="P9">学号</text:p>
          </table:table-cell>
          <table:table-cell table:style-name="表格1.A2" office:value-type="string">
            <text:p text:style-name="P8">161403209</text:p>
          </table:table-cell>
          <table:table-cell table:style-name="表格1.A2" office:value-type="string">
            <text:p text:style-name="P9">姓名</text:p>
          </table:table-cell>
          <table:table-cell table:style-name="表格1.D2" office:value-type="string">
            <text:p text:style-name="P9">关尧</text:p>
          </table:table-cell>
        </table:table-row>
      </table:table>
      <text:p text:style-name="P1"/>
      <text:h text:style-name="P6" text:outline-level="1">实验目的：</text:h>
      <text:p text:style-name="P4"><text:span text:style-name="T1">1.</text:span><text:span text:style-name="T4">了解</text:span><text:span text:style-name="T6">Linux</text:span><text:span text:style-name="T4">编程环境；</text:span></text:p>
      <text:p text:style-name="P4"><text:span text:style-name="T1">2.</text:span><text:span text:style-name="T4">掌握在</text:span><text:span text:style-name="T6">Linux</text:span><text:span text:style-name="T4">环境下编程的常用工具，例如：</text:span><text:span text:style-name="T6">shell, vim, make, gedit, git</text:span><text:span text:style-name="T4">及各种语言的集成开发环境。</text:span></text:p>
      <text:p text:style-name="P4"><text:span text:style-name="T1">3.</text:span><text:span text:style-name="T4">了解</text:span><text:span text:style-name="T6">Linux</text:span><text:span text:style-name="T4">系统的内存、进程、线程、同步、通信的基本原理和其在实际程序实际中的应用。</text:span></text:p>
      <text:p text:style-name="P4"><text:span text:style-name="T1">4.</text:span><text:span text:style-name="T4">掌握</text:span><text:span text:style-name="T6">Linux</text:span><text:span text:style-name="T4">环境下的应用程序设计、开发和项目管理。</text:span></text:p>
      <text:p text:style-name="P4"><text:span text:style-name="T1">5.</text:span><text:span text:style-name="T4">通过</text:span><text:span text:style-name="T6">16</text:span><text:span text:style-name="T4">学时的实验，在</text:span><text:span text:style-name="T6">Linux</text:span><text:span text:style-name="T4">环境下设计并实现一个代码量不小于</text:span><text:span text:style-name="T6">2000</text:span><text:span text:style-name="T4">的项目。</text:span></text:p>
      <text:h text:style-name="P7" text:outline-level="1">实验题目：</text:h>
      <text:p text:style-name="P2">c语言配合数据结构算法，实现：</text:p>
      <text:p text:style-name="P3">1.堆排序算法</text:p>
      <text:p text:style-name="P3">2.栈解析算术表达式</text:p>
      <text:p text:style-name="P3">3.红黑树</text:p>
      <text:p text:style-name="P3">4.b+树</text:p>
      <text:h text:style-name="P7" text:outline-level="1">编程语言和工具：</text:h>
      <text:p text:style-name="P4"><text:span text:style-name="T2">选择c语言作为编程语言，在ubuntu</text:span><text:span text:style-name="T3">18.04下使用vim做文件的简单编写编译运行，后安装集成开发环境VS Code进行开发。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0:22:43.041125522</meta:creation-date>
    <dc:date>2019-05-27T10:32:01.245323509</dc:date>
    <meta:editing-duration>PT9M22S</meta:editing-duration>
    <meta:editing-cycles>1</meta:editing-cycles>
    <meta:document-statistic meta:table-count="1" meta:image-count="0" meta:object-count="0" meta:page-count="1" meta:paragraph-count="23" meta:word-count="266" meta:character-count="360" meta:non-whitespace-character-count="354"/>
    <meta:generator>LibreOffice/6.0.7.3$Linux_X86_64 LibreOffice_project/00m0$Build-3</meta:generator>
  </office:meta>
</office:document-meta>
</file>